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1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ne 1891</text:p>
      <text:p text:style-name="P2">Month<text:tab/><text:tab/><text:tab/><text:tab/><text:tab/><text:tab/>June</text:p>
      <text:p text:style-name="P2">Year<text:tab/><text:tab/><text:tab/><text:tab/><text:tab/><text:tab/>189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Encyclicals, Papal.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Letterhead]</text:p>
      <text:p text:style-name="P6">S. MORAIS,/</text:p>
      <text:p text:style-name="P6">546 N. FIFTH STREET,/</text:p>
      <text:p text:style-name="P6">PHILADELPHIA./</text:p>
      <text:p text:style-name="P5"/>
      <text:p text:style-name="P5">[Front Cover]</text:p>
      <text:p text:style-name="P5">[Note: The number "15" is written in pencil and circled in the top right corner of the page.]</text:p>
      <text:p text:style-name="P7">June(/)91/</text:p>
      <text:p text:style-name="P6">The encyclical letter/</text:p>
      <text:p text:style-name="P6">&amp; the Decalogue/</text:p>
      <text:p text:style-name="P6"/>
      <text:p text:style-name="P5">[Page 1]</text:p>
      <text:p text:style-name="P5">The head of the Catholic Church has issued his encyclical/ letter. <text:s/>Labor and capital, social duties and family ties,/ the education of the masses, and the authority of religion,/ are subject which, from what we can judge by an/ extract, the Pope discusses in all earnest<text:span text:style-name="T2">ness</text:span><text:span text:style-name="T4">ness. <text:s/>A </text:span><text:span text:style-name="T2">clear</text:span><text:span text:style-name="T4"> decided im-/-provement is that encyclical missive upon the public/ addresses of some of the </text:span><text:span text:style-name="T2">predecessors at</text:span><text:span text:style-name="T4"> occupants of the throne in the Vatican. <text:s/>I can/ recall the utterances of Gregory XVI.,--the triple crown sovereign--who had filled/ to repletion with political prisoners the dungeons of his/ Roman provinces. <text:s/>He hurled curses at liberty, anathemas/ at the aspirations to liberty, invectives at Protestantism./ <text:s/>I remember the words of Pius IX. the last, I hope, of Papal monarchs--when, after having/ loosened the chains of many who pined away in jail/ for daring to speak or write on freedom, and having/ raised the false expectations of </text:span><text:soft-page-break/><text:span text:style-name="T4">a brighter era for the freedom loving, was seized with a dread</text:span><text:span text:style-name="T2">ing</text:span><text:span text:style-name="T4"> of/ Austria and Catholic potentates, and created a reaction that/ culminated in the abduction of Edgar Mortara. <text:s/>He/ also cast maledictions upon all who believe that the people/ have rights, and must assert them in spite of the assu-/-med divine right</text:span><text:span text:style-name="T2">s</text:span><text:span text:style-name="T4"> of Kings./</text:span></text:p>
      <text:p text:style-name="P5"><text:span text:style-name="T4"/></text:p>
      <text:p text:style-name="P5"><text:span text:style-name="T4">[Page 2]</text:span></text:p>
      <text:p text:style-name="P5"><text:span text:style-name="T4">Would either of those two Pontiffs have looked across the/ Atlantic, and with so much concern noticed America,/ the country that has cut asunder the bands, which/ fastened the State to the chariot-wheel of the Church, the country that has/ opened an asylum to all who rebel against priest-/-craft? <text:s/>It was reserved for Leo XIII, to proclaim--/--wonderful admission for a Pope--if true--to proclaim that self-/-government, as in </text:span><text:span text:style-name="T2">our</text:span><text:span text:style-name="T4"> the great Republic of the North, is not synonymous with/ anarchy; that the efforts of the working classes to/ become independent do not tend to communism; that/ religion, to perform its mission, must seek the ele-/-vation of the lowly, and not cringe to the high; that/ it must not teach that the poor shall remain poor,/ to give the rich a chance to mount up to heaven on/ heaps of charity. <text:s/>At all events, whatever the causes/ may be which brought about a metamorphosis Leo XIII, if report is correct unlike his predecessors, has directed his/ mind to live questions which agitate the masses every-/where, and </text:span><text:span text:style-name="T2">he</text:span><text:span text:style-name="T4"> has looked for exponents of his views/ in the United States, </text:span><text:span text:style-name="T2">in</text:span><text:span text:style-name="T4"> where Catholicism has increased/ amazingly. <text:s/>He has found Bishops and Arch-/-bishops and Cardinals, ready and able to represent the highest in/ their hierarchy, as a friend to progress within the line of morality./</text:span></text:p>
      <text:p text:style-name="P5"><text:span text:style-name="T4"/></text:p>
      <text:p text:style-name="P5"><text:span text:style-name="T4">[Page 3]</text:span></text:p>
      <text:p text:style-name="P5"><text:span text:style-name="T4">But what is the foundation stone upon which the/ Pope has chosen to build his encyclical letter? <text:s/>None/ other than that which has been and will ever be the/ basis of human civilization, and without which decep-/-tion supplants truth, lawlessness runs riot. <text:s/>The/ Decalogue is the Alpha and the Omega--the beginning/ and the end--of the lesson--as I have read it--sent forth from the Vatican./ <text:s/>Christianity may have arrogated to itself </text:span><text:span text:style-name="T2">the</text:span><text:span text:style-name="T4"> a/ power, which is not conceded to fallible mortals. <text:s/></text:span><text:span text:style-name="T2">to</text:span><text:span text:style-name="T4"> It has/ tampered with doctrinal points in the heaven revealed ten/ commandments. <text:s/>To the Omnipotent, Christianity/ has joined a coexisting being; to God who suffers not the/ worship of images as derogatory to His spirituality,/ it has added figures and likenesses. <text:s/>It has moreover/ authorized the desecration of the day set apart to the/ Lord from the beginning of creation, and has hallowed/ another in its stead, which the policy of Constantine,/ in the fourth century of the vulgar era, originated./ <text:s/>But Christianity that has transformed the Unity into a trinity,/ </text:span><text:span text:style-name="T2">symbolized the latter</text:span><text:span text:style-name="T4"> given bodily forms for adoration, and abrogated the real Sabbath,/</text:span></text:p>
      <text:p text:style-name="P5"><text:span text:style-name="T4"/></text:p>
      <text:p text:style-name="P5"><text:span text:style-name="T4">[Page 4]</text:span></text:p>
      <text:p text:style-name="P5"><text:span text:style-name="T4">dared not lay its hand on the purely moral tenets/ which the Pope quotes. <text:s/>It could not construe duty/ to parents otherwise than it is in the imperishable/ documents received by Israel at this never to be for-/-gotten season. <text:s/>It could not say that murder is a/ virtue, that adultery is conducive to the health-/-ful permanence of communities, that to rob and to/ lie, and to covet and to envy are qualities exalting/ nations and individuals. <text:s/>Wishing to tell how/ society can alone move on progressively and blissfully,/ Leo XIII&gt; must necessarily have pointed to that all-/irradiating Sun that shone on the summit of </text:span><text:span text:style-name="T2">Sinai</text:span><text:span text:style-name="T4"> Horeb./ <text:s/>It is because men's visions will turn away from it,/ that so much </text:span><text:span text:style-name="T2">that</text:span><text:span text:style-name="T4"> which lowers our </text:span><text:span text:style-name="T2">nature</text:span><text:span text:style-name="T4"> character, so much that/ disgraces mankind, aye: so much that has brought scan-/-dal and suffering on the city of Philadelphia, is forced/ upon public attention. <text:s/>Breach of trust, forgery,/ perjury, are crimes, which a disregard of the Magna/ Carta </text:span><text:span text:style-name="T2">given</text:span><text:span text:style-name="T4"> committed to our safe-keeping, too frequently oc-/-casions. <text:s/>We call </text:span><text:span text:style-name="T5">national</text:span><text:span text:style-name="T6"> laws those which/ our reason accepts; well, be it so, but so strong are our passions for/ riches, for a luxurious living, for indulgence in carnal/</text:span></text:p>
      <text:p text:style-name="P5"><text:span text:style-name="T6"/></text:p>
      <text:p text:style-name="P5"><text:span text:style-name="T6">[Page 5]</text:span></text:p>
      <text:p text:style-name="P5"><text:soft-page-break/><text:span text:style-name="T6">appetites, that the voice of reason is often hushed,/ or we allow it to speak when too late, when its counsel/ cannot draw us out of the </text:span><text:span text:style-name="T3">wreck and rain</text:span><text:span text:style-name="T6"> vortex into which/ we have voluntarily </text:span><text:span text:style-name="T3">glided become</text:span><text:span text:style-name="T6"> got entangled. <text:s/>I grant/ that the beneficent Being, whom we call Providence,/ has implanted within our </text:span><text:span text:style-name="T3">f</text:span><text:span text:style-name="T6"> breasts the seeds of/ goodness, I grant that they ought spontaneously to fructify. <text:s/>The Sages of Israel have acknowledged/ that </text:span><text:span text:style-name="T3">that</text:span><text:span text:style-name="T6"> had not the Torah been promulgated at/ </text:span><text:span text:style-name="T3">Horeb</text:span><text:span text:style-name="T6"> Sinai, a close observation of even the habits of some/ of the inferior animals, would have imparted to us/ the rules of life. <text:s/>But lessons on ethics, though/ agreeing with our nature, if </text:span><text:span text:style-name="T3">wanting</text:span><text:span text:style-name="T6"> lacking the sanction of/ the Supremest authority, are insufficient to hold us/ in rectitude. <text:s/>We may assume morality, as an ex-/-pediency, we may put it on as a mask to hide the/ deformities of a cunning disposition, but sooner or/ later the falsity will stand revealed to our shame./ <text:s/>Morality is the central pillar sustaining the social/ fabric, but it must have God as the Architect/ and the regulator </text:span><text:span text:style-name="T3">watching</text:span><text:span text:style-name="T6"> overlooking that it does not fall/ into fragments. <text:s/>The very pinnacle of human/ morality is the Jewish idea, the constant thought of a/</text:span></text:p>
      <text:p text:style-name="P5"><text:span text:style-name="T6"/></text:p>
      <text:p text:style-name="P5"><text:span text:style-name="T6">[Page 6]</text:span></text:p>
      <text:p text:style-name="P5"><text:span text:style-name="T6">watchful God, who will not allow vice and crime/ to build up a tower defying the arrows of Divine displeasure./ <text:s/>Not the fear of the courts, not the horror of the prison,/ but the certainty that we dare not trample on the/ moral tenets of the Decalogue with impunity, is the/ safest guard of society. <text:s/>I do not mean</text:span><text:span text:style-name="T3">s</text:span><text:span text:style-name="T6"> as re-/-gards the promises of a hereafter, but here, in this/ transitory life; wrongs are avenged by the all-seeing God./ <text:s/>A Marsh may pass off a long time for the honest-/-est man, a Bardsley may enjoy the fairest re-/-putation, </text:span><text:span text:style-name="T3">but neither they</text:span><text:span text:style-name="T6"> a Kennedy may dupe/ unsuspecting multitudes; but neither they nor others/ who may make of the Church a wise folding cloak to/ cover their crooked deeds, will have an honored grave./ <text:s/>Even royalty is not a screen against turpitudes./ <text:s/>Witness the revelations which raise a blush upon/ the cheeks of those who still pay obeisance to/ high titles, and in whose sight positions accident/-al to birth have a claim to popular reverence. <text:s/></text:span><text:span text:style-name="T3">Wit-</text:span><text:span text:style-name="T6">/</text:span><text:span text:style-name="T3">-ness</text:span><text:span text:style-name="T6"> Do you wonder that conformists and non-conformists/</text:span></text:p>
      <text:p text:style-name="P5"><text:span text:style-name="T6"/></text:p>
      <text:p text:style-name="P5"><text:span text:style-name="T6">[Page 7]</text:span></text:p>
      <text:p text:style-name="P5"><text:span text:style-name="T6">among the English feel outraged at the conduct of/ a Prince who carries wherever he goes, not the word of/ God, as a Jewish prince was enjoined, according to the/ sentence in Deuteronomy, but objects encouraging/ among the masses immoral extravagances, subter-/-fuge and chicanery? <text:s/>Infinite thanks to the modern/ Herculeses who try to clean the Angean stable--those/ </text:span><text:span text:style-name="T3">are the avengers of</text:span><text:span text:style-name="T6"> who lift the moral from the filfth[sic!] into which/ men </text:span><text:span text:style-name="T3">in</text:span><text:span text:style-name="T6"> with the insignia of office have thrust it./ <text:s/>The yare the avengers of the </text:span><text:span text:style-name="T3">Din</text:span><text:span text:style-name="T6"> Divine commandments/ which teach, "fear not the presence of man, justice is/ the fiat of God."..."Pervert not </text:span><text:span text:style-name="T3">justice</text:span><text:span text:style-name="T6"> judgment, respect/ no person, take no bribe." <text:s/>Israel can cite as </text:span><text:span text:style-name="T3">re-</text:span><text:span text:style-name="T6">/</text:span><text:span text:style-name="T3">-presentatives</text:span><text:span text:style-name="T6"> defenders of incorruptibleness, a King Jehoshaphat/ who charged his officers to dread only the Great Master,/ at whose tribunal we must answer for our honest/ administration of justice; a Sage who, before sitting/ at court, felt as if a sword was suspended over/ his head, and prayed that he might return home/ as innocent as when he left</text:span><text:span text:style-name="T3">t</text:span><text:span text:style-name="T6"> it. <text:s/>May such be/ our Judges, our Governors, our Councilmen,/ vindicating the fair name of Philadelphia, and delivering/</text:span></text:p>
      <text:p text:style-name="P5"><text:span text:style-name="T6"/></text:p>
      <text:p text:style-name="P5"><text:span text:style-name="T6">[Page 8]</text:span></text:p>
      <text:p text:style-name="P5"><text:span text:style-name="T6">the simple hearted and poor from the fraudulent/ and dishonestly rich. <text:s/>And now let/ us pray that Popes and Potentates, monarchies/ and republics may raise as a standard of/ their guidance, the banner unfurled at Sinai,/ glorious in its origin, sublime in its teaching,/ full of promises divine for our happiness in/ this life, and our beatitude hereafte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30T12:08:17.46</meta:creation-date>
    <meta:document-statistic meta:table-count="0" meta:image-count="0" meta:object-count="0" meta:page-count="4" meta:paragraph-count="85" meta:word-count="1679" meta:character-count="10341"/>
    <dc:date>2012-08-30T13:02:54.49</dc:date>
    <dc:creator>Penn Libraries</dc:creator>
    <meta:editing-duration>PT00H00M35S</meta:editing-duration>
    <meta:editing-cycles>1</meta:editing-cycles>
    <meta:generator>OpenOffice.org/3.2$Win32 OpenOffice.org_project/320m12$Build-9483</meta:generator>
  </office:meta>
</office:document-meta>
</file>